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ucida Sans Typewriter" svg:font-family="'Lucida Sans Typewriter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ucida Sans Typewriter"/>
    </style:style>
    <style:style style:name="P2" style:family="paragraph" style:parent-style-name="Standard">
      <style:text-properties style:font-name="Lucida Sans Typewriter" officeooo:rsid="0005554b" officeooo:paragraph-rsid="0005554b"/>
    </style:style>
    <style:style style:name="P3" style:family="paragraph" style:parent-style-name="Standard">
      <style:text-properties style:font-name="Lucida Sans Typewriter" officeooo:rsid="0005554b" officeooo:paragraph-rsid="000670d8"/>
    </style:style>
    <style:style style:name="P4" style:family="paragraph" style:parent-style-name="Standard">
      <style:text-properties style:font-name="Lucida Sans Typewriter" fo:font-weight="bold" officeooo:rsid="0005554c" officeooo:paragraph-rsid="0005554c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ucida Sans Typewriter" fo:font-size="14pt" fo:font-weight="bold" officeooo:rsid="0005554b" officeooo:paragraph-rsid="0005554b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ucida Sans Typewriter" fo:font-size="12pt" fo:font-weight="bold" officeooo:rsid="0005554b" officeooo:paragraph-rsid="000670d8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Lucida Sans Typewriter" fo:font-size="11pt" officeooo:rsid="0005554b" officeooo:paragraph-rsid="0005554b" style:font-size-asian="11pt" style:font-size-complex="11pt"/>
    </style:style>
    <style:style style:name="P8" style:family="paragraph" style:parent-style-name="Standard">
      <style:text-properties style:font-name="Lucida Sans Typewriter" fo:font-size="11pt" officeooo:paragraph-rsid="0005554b" style:font-size-asian="11pt" style:font-size-complex="11pt"/>
    </style:style>
    <style:style style:name="P9" style:family="paragraph" style:parent-style-name="Standard">
      <style:text-properties style:font-name="Liberation Mono" fo:font-size="10pt" officeooo:rsid="0005554c" officeooo:paragraph-rsid="0005554c" style:font-size-asian="10pt" style:font-size-complex="10pt"/>
    </style:style>
    <style:style style:name="P10" style:family="paragraph" style:parent-style-name="Standard">
      <style:text-properties style:font-name="Liberation Mono" fo:font-size="10pt" officeooo:rsid="0005554c" officeooo:paragraph-rsid="00066c85" style:font-size-asian="10pt" style:font-size-complex="10pt"/>
    </style:style>
    <style:style style:name="P11" style:family="paragraph" style:parent-style-name="Preformatted_20_Text">
      <style:text-properties style:font-name="Lucida Sans Typewriter" officeooo:rsid="0005554b" officeooo:paragraph-rsid="0005554b"/>
    </style:style>
    <style:style style:name="P12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05554b"/>
    </style:style>
    <style:style style:name="T2" style:family="text">
      <style:text-properties style:font-name="Lucida Sans Typewrite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color="#000000" style:text-underline-style="none"/>
    </style:style>
    <style:style style:name="T6" style:family="text">
      <style:text-properties officeooo:rsid="000670d8"/>
    </style:style>
    <style:style style:name="T7" style:family="text">
      <style:text-properties fo:font-weight="normal" officeooo:rsid="000670d8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jekt auf GitHub.com erstellen</text:p>
      <text:p text:style-name="P1"/>
      <text:p text:style-name="P6">Projekt auf erstellen</text:p>
      <text:p text:style-name="Standard"><text:a xlink:type="simple" xlink:href="https://github.com/new" text:style-name="Internet_20_link" text:visited-style-name="Visited_20_Internet_20_Link"><text:span text:style-name="T2">https://github.com/new</text:span></text:a></text:p>
      <text:p text:style-name="P1"/>
      <text:p text:style-name="P7">Name:</text:p>
      <text:p text:style-name="P7">uebungen8-10 → pacovalverde/ <text:s/><text:span text:style-name="T3">uebungen8-10</text:span></text:p>
      <text:p text:style-name="P7"/>
      <text:p text:style-name="P7">Select → Public</text:p>
      <text:p text:style-name="P7"/>
      <text:p text:style-name="P7">Press “Create repository”.</text:p>
      <text:p text:style-name="P7"/>
      <text:p text:style-name="P8"><text:span text:style-name="T1">Created → </text:span><text:bookmark text:name="empty-setup-new-repo-echo"/>https://github.com/pacovalverde/uebungen8-10.git</text:p>
      <text:p text:style-name="P2"/>
      <text:p text:style-name="P2"/>
      <text:p text:style-name="P3"><text:span text:style-name="T3">Git command</text:span>: </text:p>
      <text:p text:style-name="P3"><text:span text:style-name="T6">Project load in Git: (Projekt hochladen)</text:span></text:p>
      <text:p text:style-name="P11"><text:bookmark text:name="empty-setup-new-repo-echo1"/>git init</text:p>
      <text:p text:style-name="Preformatted_20_Text">git add .</text:p>
      <text:p text:style-name="Preformatted_20_Text">git commit -m "first commit"</text:p>
      <text:p text:style-name="Preformatted_20_Text">git remote add origin https://github.com/pacovalverde/uebungen8-10.git</text:p>
      <text:p text:style-name="P12">git push -u origin master</text:p>
      <text:h text:style-name="Heading_20_3" text:outline-level="3">…or push an existing repository from the command line</text:h>
      <text:p text:style-name="Preformatted_20_Text"><text:bookmark text:name="empty-setup-push-repo-echo"/>git remote add origin https://github.com/pacovalverde/uebungen8-10.git</text:p>
      <text:p text:style-name="P12">git push -u origin master</text:p>
      <text:p text:style-name="P2"/>
      <text:p text:style-name="P4">Clone Proje<text:span text:style-name="T6">c</text:span>t: <text:span text:style-name="T7">(Projekt klonen)</text:span></text:p>
      <text:p text:style-name="P9"><text:span text:style-name="T4">git clone </text:span><text:a xlink:type="simple" xlink:href="https://github.com/pacovalverde/uebungen8-10.git" text:style-name="Internet_20_link" text:visited-style-name="Visited_20_Internet_20_Link"><text:span text:style-name="T5">https://github.com/pacovalverde/uebungen8-10.git</text:span></text:a></text:p>
      <text:p text:style-name="P9"/>
      <text:p text:style-name="P9">Alternative 1:</text:p>
      <text:p text:style-name="P9">git clone -b master <text:a xlink:type="simple" xlink:href="https://github.com/pacovalverde/uebungen8-10.git" text:style-name="Internet_20_link" text:visited-style-name="Visited_20_Internet_20_Link"><text:span text:style-name="T5">https://github.com/pacovalverde/uebungen8-10.git</text:span></text:a> Ordner_Name</text:p>
      <text:p text:style-name="P9"/>
      <text:p text:style-name="P9">Alternativa 2:</text:p>
      <text:p text:style-name="P10">git clone -b Name_des_Zweiges <text:a xlink:type="simple" xlink:href="https://github.com/pacovalverde/uebungen8-10.git" text:style-name="Internet_20_link" text:visited-style-name="Visited_20_Internet_20_Link"><text:span text:style-name="T5">https://github.com/pacovalverde/uebungen8-10.git</text:span></text:a> Ordner_Na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ucida Sans Typewriter" svg:font-family="'Lucida Sans Typewriter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0:46:11.505000000</meta:creation-date>
    <dc:date>2019-09-09T11:14:36.868000000</dc:date>
    <meta:editing-duration>PT8M3S</meta:editing-duration>
    <meta:editing-cycles>2</meta:editing-cycles>
    <meta:generator>LibreOffice/6.2.0.3$Windows_X86_64 LibreOffice_project/98c6a8a1c6c7b144ce3cc729e34964b47ce25d62</meta:generator>
    <meta:document-statistic meta:table-count="0" meta:image-count="0" meta:object-count="0" meta:page-count="1" meta:paragraph-count="24" meta:word-count="92" meta:character-count="849" meta:non-whitespace-character-count="779"/>
  </office:meta>
</office:document-meta>
</file>